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FreeMono" fo:font-size="28pt" style:font-size-asian="28pt" style:font-size-complex="28pt"/>
    </style:style>
    <style:style style:name="T15" style:family="text">
      <style:text-properties style:font-name="FreeMono"/>
    </style:style>
    <style:style style:name="T16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FreeMono" fo:font-size="26pt" style:font-size-asian="26pt" style:font-size-complex="26pt"/>
    </style:style>
    <style:style style:name="T19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  <text:p><text:span text:style-name="T8"/></text:p>
                <text:p xml:id="id7" text:id="id7"><text:span text:style-name="T8">*(xs+3) = 10; // xs[3]=10</text:span></text:p>
                <text:p xml:id="id8" text:id="id8"><text:span text:style-name="T8">printf(“%d\n”, xs[3]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3">Crie um vetor de tamanho fixo na função </text:span><text:span text:style-name="T14">main, ex:</text:span></text:p>
                <text:list>
                  <text:list-item>
                    <text:p><text:span text:style-name="T14">int vec[100];</text:span></text:p>
                  </text:list-item>
                </text:list>
              </text:list-item>
              <text:list-item>
                <text:p><text:span text:style-name="T13">Crie uma função </text:span><text:span text:style-name="T14">preenche</text:span><text:span text:style-name="T13"> que receba um vetor </text:span><text:span text:style-name="T14">vec</text:span><text:span text:style-name="T13"> de </text:span><text:span text:style-name="T13">inteiros, o tamanho do vetor </text:span><text:span text:style-name="T14">n</text:span><text:span text:style-name="T13"> e preencha o vetor com </text:span><text:span text:style-name="T14">n</text:span><text:span text:style-name="T13"> </text:span><text:span text:style-name="T13">números lidos do teclado.</text:span></text:p>
              </text:list-item>
              <text:list-item>
                <text:p><text:span text:style-name="T13">Crie uma função </text:span><text:span text:style-name="T14">media</text:span><text:span text:style-name="T13"> que receba um vetor </text:span><text:span text:style-name="T14">vec</text:span><text:span text:style-name="T13">, o </text:span><text:span text:style-name="T13">tamanho do vetor </text:span><text:span text:style-name="T14">n</text:span><text:span text:style-name="T13"> e retorne a média entre todos os </text:span><text:span text:style-name="T13">valores do vetor.</text:span></text:p>
              </text:list-item>
              <text:list-item>
                <text:p><text:span text:style-name="T13">Dentro das funções, use a notação de ponteiros em vez da </text:span><text:span text:style-name="T13">de índices (‘*’ vs ‘[]’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5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5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9" text:id="id9"><text:span text:style-name="T16">int</text:span><text:span text:style-name="T17"> vs[3][2] = { {1,2},{3,4},{5,6} };</text:span></text:p>
                <text:p xml:id="id11" text:id="id11"><text:span text:style-name="T16">printf</text:span><text:span text:style-name="T17">(“%d %d\n”, vs[0][1], vs[1][0]);</text:span></text:p>
                <text:p xml:id="id12" text:id="id12"><text:span text:style-name="T16">printf</text:span><text:span text:style-name="T17">(“%p %p\n”, &amp;vs, &amp;vs[0][0]);</text:span></text:p>
                <text:p xml:id="id13" text:id="id13"><text:span text:style-name="T16">printf</text:span><text:span text:style-name="T17">(“%p\n”, <text:s text:c="8"/>&amp;vs[0][1]);</text:span></text:p>
                <text:p xml:id="id14" text:id="id14"><text:span text:style-name="T16">printf</text:span><text:span text:style-name="T17">(“%p\n”, <text:s text:c="8"/>&amp;vs[1][0]);</text:span></text:p>
                <text:p><text:span text:style-name="T17"/></text:p>
              </text:list-header>
            </text:list>
          </draw:text-box>
        </draw:frame>
        <draw:frame draw:style-name="standard" xml:id="id10" draw:id="id10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5">preenche</text:span> que receba um array bidimensional <text:span text:style-name="T15">arr</text:span> de inteiros com uma dimensão fixa (<text:span text:style-name="T18">LxC</text:span>), e preencha o array com <text:span text:style-name="T15">l*c</text:span> números lidos do teclado.</text:p>
                <text:p><text:span text:style-name="T19"/></text:p>
              </text:list-item>
              <text:list-item>
                <text:p>Crie uma função <text:span text:style-name="T15">media</text:span> que receba um array bidimensional <text:span text:style-name="T15">arr</text:span>, a quantidade de linhas <text:span text:style-name="T15">l</text:span>, a quantidade de colunas <text:span text:style-name="T15">c</text:span> ,e retorne a média entre todos os valores do arra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8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8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15" text:id="id15"><text:span text:style-name="T7">char</text:span><text:span text:style-name="T8"> s1[] = “abc”;</text:span></text:p>
                <text:p xml:id="id16" text:id="id16"><text:span text:style-name="T7">char</text:span><text:span text:style-name="T8"> s2[] = “def”;</text:span></text:p>
                <text:p><text:span text:style-name="T8"/></text:p>
                <text:p xml:id="id18" text:id="id18"><text:span text:style-name="T7">printf</text:span><text:span text:style-name="T8">(“%s/%s\n”, s1, s2);</text:span></text:p>
                <text:p><text:span text:style-name="T8"/></text:p>
                <text:p xml:id="id19" text:id="id19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0" text:id="id20"><text:span text:style-name="T7">printf</text:span><text:span text:style-name="T8">(“%d %d %d %d %d\n”,</text:span></text:p>
                <text:p xml:id="id21" text:id="id21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17" draw:id="id17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2" text:id="id22"><text:span text:style-name="T7">char</text:span><text:span text:style-name="T8"> s1[] = “abc”;</text:span></text:p>
                <text:p><text:span text:style-name="T8"/></text:p>
                <text:p xml:id="id23" text:id="id23"><text:span text:style-name="T7">char</text:span><text:span text:style-name="T8"> s2[4];</text:span></text:p>
                <text:p xml:id="id24" text:id="id24" text:style-name="P8"><text:span text:style-name="T7">char</text:span><text:span text:style-name="T8"> s2[0] = ‘a’;</text:span></text:p>
                <text:p xml:id="id25" text:id="id25" text:style-name="P8"><text:span text:style-name="T7">char</text:span><text:span text:style-name="T8"> s2[1] = ‘b’;</text:span></text:p>
                <text:p xml:id="id26" text:id="id26" text:style-name="P8"><text:span text:style-name="T7">char</text:span><text:span text:style-name="T8"> s2[2] = ‘c’;</text:span></text:p>
                <text:p xml:id="id27" text:id="id27" text:style-name="P8"><text:span text:style-name="T7">char</text:span><text:span text:style-name="T8"> s2[3] = ‘\0’; // 0</text:span></text:p>
                <text:p text:style-name="P8"><text:span text:style-name="T8"/></text:p>
                <text:p xml:id="id28" text:id="id28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Implementar a função <text:span text:style-name="T15">strlen</text:span>:</text:p>
                <text:list>
                  <text:list-item>
                    <text:p>Recebe uma string</text:p>
                  </text:list-item>
                  <text:list-item>
                    <text:p>Retorna a quantidades de caracteres da string</text:p>
                  </text:list-item>
                </text:list>
              </text:list-item>
              <text:list-item>
                <text:p>Implementar a função <text:span text:style-name="T15">strjoin</text:span>:</text:p>
                <text:list>
                  <text:list-item>
                    <text:p>Recebe uma string de destino</text:p>
                  </text:list-item>
                  <text:list-item>
                    <text:p>Recebe duas strings de origem</text:p>
                  </text:list-item>
                  <text:list-item>
                    <text:p>Junta em destino as duas strings de origem</text:p>
                  </text:list-item>
                  <text:list-item>
                    <text:p>Deve usar a <text:span text:style-name="T15">strl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7</meta:editing-cycles>
    <meta:editing-duration>P59DT23H29M20S</meta:editing-duration>
    <meta:initial-creator>chico </meta:initial-creator>
    <dc:date>2018-10-03T10:14:57.553912931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